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ice" svg:font-family="Alice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lice1" svg:font-family="Alice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.0555in" loext:contextual-spacing="true" fo:text-indent="-0.25in" style:auto-text-indent="false">
        <style:tab-stops>
          <style:tab-stop style:position="3.1835in"/>
        </style:tab-stops>
      </style:paragraph-properties>
    </style:style>
    <style:style style:name="P2" style:family="paragraph" style:parent-style-name="Standard" style:list-style-name="WWNum1">
      <style:paragraph-properties fo:margin-left="1in" fo:margin-right="0in" fo:margin-top="0in" fo:margin-bottom="0.0555in" loext:contextual-spacing="true" fo:text-indent="-0.25in" style:auto-text-indent="false">
        <style:tab-stops>
          <style:tab-stop style:position="3.1835in"/>
        </style:tab-stops>
      </style:paragraph-properties>
    </style:style>
    <style:style style:name="P3" style:family="paragraph" style:parent-style-name="Standard">
      <style:paragraph-properties fo:margin-top="0in" fo:margin-bottom="0.0555in" loext:contextual-spacing="false">
        <style:tab-stops>
          <style:tab-stop style:position="3.1835in"/>
        </style:tab-stops>
      </style:paragraph-properties>
    </style:style>
    <style:style style:name="P4" style:family="paragraph" style:parent-style-name="Standard">
      <style:paragraph-properties fo:margin-top="0in" fo:margin-bottom="0.0555in" loext:contextual-spacing="false" fo:padding="0in" fo:border="none">
        <style:tab-stops>
          <style:tab-stop style:position="3.1835in"/>
        </style:tab-stops>
      </style:paragraph-properties>
    </style:style>
    <style:style style:name="P5" style:family="paragraph" style:parent-style-name="Heading_20_1">
      <style:paragraph-properties fo:margin-top="0in" fo:margin-bottom="0.0555in" loext:contextual-spacing="false">
        <style:tab-stops>
          <style:tab-stop style:position="3.1835in"/>
        </style:tab-stops>
      </style:paragraph-properties>
    </style:style>
    <style:style style:name="P6" style:family="paragraph" style:parent-style-name="Title" style:master-page-name="Standard">
      <style:paragraph-properties fo:margin-top="0in" fo:margin-bottom="0in" loext:contextual-spacing="false" style:page-number="1"/>
    </style:style>
    <style:style style:name="P7" style:family="paragraph" style:parent-style-name="Subtitle">
      <style:paragraph-properties fo:margin-top="0in" fo:margin-bottom="0.0555in" loext:contextual-spacing="false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b2sg4wf3e4eo"/>Doomed Atlantis</text:p>
      <text:p text:style-name="P7"><text:bookmark text:name="_9repa42atwyb"/><text:span text:style-name="T1">Hero Golem Action Reference</text:span></text:p>
      <text:list xml:id="list7022244866495842984" text:style-name="WWNum1">
        <text:list-item>
          <text:p text:style-name="P1"><text:span text:style-name="T2">Move:</text:span><text:span text:style-name="T1"> Move to a connected area.</text:span></text:p>
          <text:list>
            <text:list-item>
              <text:p text:style-name="P2"><text:span text:style-name="T3">Your golem is large, and thus cannot move through a narrow connection.</text:span></text:p>
            </text:list-item>
            <text:list-item>
              <text:p text:style-name="P2"><text:span text:style-name="T3">When you arrive in an unexplored area, reveal it. (See Rules Reference.)</text:span></text:p>
            </text:list-item>
            <text:list-item>
              <text:p text:style-name="P2"><text:span text:style-name="T1">If there are enemies in your area, select ∆ enemies: each other enemy Attacks you before you leave the area.</text:span></text:p>
            </text:list-item>
            <text:list-item>
              <text:p text:style-name="P2"><text:span text:style-name="T1">Spend one extra action to move one target object of your size or smaller with you.</text:span></text:p>
            </text:list-item>
          </text:list>
        </text:list-item>
        <text:list-item>
          <text:p text:style-name="P1"><text:span text:style-name="T2">Take:</text:span><text:span text:style-name="T1"> Relocate a non-large object to an empty slot in your inventory. Module slots can only hold modules.</text:span></text:p>
        </text:list-item>
        <text:list-item>
          <text:p text:style-name="P1"><text:span text:style-name="T2">Drop / Throw:</text:span><text:span text:style-name="T1"> Relocate an object from your inventory to your area or a connected area. Gain an action.</text:span></text:p>
        </text:list-item>
        <text:list-item>
          <text:p text:style-name="P1"><text:span text:style-name="T2">Attack:</text:span><text:span text:style-name="T1"> On ∆2+, deal ✷ to an object.</text:span></text:p>
        </text:list-item>
        <text:list-item>
          <text:p text:style-name="P1"><text:span text:style-name="T2">Recharge:</text:span><text:span text:style-name="T1"> Transfer ⚡ to ⚡⚡⚡ between non-enemy golems.</text:span></text:p>
        </text:list-item>
        <text:list-item>
          <text:p text:style-name="P1"><text:span text:style-name="T2">Eject:</text:span><text:span text:style-name="T1"> Relocate your hero to your area or a connected area. You may relocate target object from your golem’s inventory with you: you may then Take that object automatically. Your golem becomes dormant.</text:span></text:p>
        </text:list-item>
      </text:list>
      <text:p text:style-name="P5"><text:bookmark text:name="_fgtuzv9z7le3"/><text:span text:style-name="T1">Notes</text:span></text:p>
      <text:p text:style-name="P3"><text:span text:style-name="T1">Add your golem's damage penalty to all die rolls for actions.</text:span></text:p>
      <text:p text:style-name="P3"><text:span text:style-name="T1">Any effects that would affect a hero in a golem are redirected to the golem.</text:span></text:p>
      <text:p text:style-name="P3"><text:span text:style-name="T1">If your golem becomes dormant or is destroyed, the Eject action occurs automatically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ice" svg:font-family="Alice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lice1" svg:font-family="Alice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Georgia" fo:font-size="11pt" fo:language="en" fo:country="none" fo:font-style="normal" style:text-underline-style="none" fo:font-weight="normal" style:letter-kerning="true" style:font-name-asian="Georgia1" style:font-size-asian="11pt" style:language-asian="zh" style:country-asian="CN" style:font-style-asian="normal" style:font-weight-asian="normal" style:font-name-complex="Georgi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0555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Georgia" fo:font-size="11pt" fo:language="en" fo:country="none" fo:font-style="normal" style:text-underline-style="none" fo:font-weight="normal" style:letter-kerning="true" style:font-name-asian="Georgia1" style:font-size-asian="11pt" style:language-asian="zh" style:country-asian="CN" style:font-style-asian="normal" style:font-weight-asian="normal" style:font-name-complex="Georgi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fo:color="#366091" style:font-name="Alice" fo:font-family="Alice" style:font-family-generic="roman" style:font-pitch="variable" fo:font-size="14pt" fo:font-weight="bold" style:font-name-asian="Alice1" style:font-family-asian="Alice" style:font-family-generic-asian="system" style:font-pitch-asian="variable" style:font-size-asian="14pt" style:font-weight-asian="bold" style:font-name-complex="Alice1" style:font-family-complex="Alice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366091" style:font-name="Alice" fo:font-family="Alice" style:font-family-generic="roman" style:font-pitch="variable" fo:font-size="20pt" fo:font-weight="bold" style:font-name-asian="Alice1" style:font-family-asian="Alice" style:font-family-generic-asian="system" style:font-pitch-asian="variable" style:font-size-asian="20pt" style:font-weight-asian="bold" style:font-name-complex="Alice1" style:font-family-complex="Alice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02in" fo:margin-left="0.4in" fo:margin-right="0.4in" fo:background-color="#ffffff" style:writing-mode="lr-tb" style:layout-grid-color="#c0c0c0" style:layout-grid-lines="2542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208" meta:character-count="1139" meta:non-whitespace-character-count="957"/>
    <meta:generator>LibreOfficeDev/5.1.0.3$Linux_X86_64 LibreOffice_project/</meta:generator>
  </office:meta>
</office:document-meta>
</file>